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2" style:family="table">
      <style:table-properties style:width="6.9271in" fo:margin-left="0in" table:align="left" style:writing-mode="lr-tb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802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0.5pt solid #000000" fo:border-top="none" fo:border-bottom="0.5pt solid #000000"/>
    </style:style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3.9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style:font-name="Liberation Mono" officeooo:paragraph-rsid="0016ca6a"/>
    </style:style>
    <style:style style:name="P2" style:family="paragraph" style:parent-style-name="Standard">
      <style:text-properties style:font-name="Liberation Mono" officeooo:paragraph-rsid="0016ca6a"/>
    </style:style>
    <style:style style:name="P3" style:family="paragraph" style:parent-style-name="Standard">
      <style:paragraph-properties style:writing-mode="lr-tb"/>
      <style:text-properties style:font-name="Liberation Mono" fo:font-size="15pt" officeooo:rsid="00040f04" officeooo:paragraph-rsid="0016ca6a"/>
    </style:style>
    <style:style style:name="P4" style:family="paragraph" style:parent-style-name="Standard">
      <style:paragraph-properties style:writing-mode="lr-tb"/>
      <style:text-properties style:font-name="Liberation Mono" fo:font-size="16pt" officeooo:rsid="00040f04" officeooo:paragraph-rsid="0016ca6a" style:font-size-asian="16pt" style:font-size-complex="16pt"/>
    </style:style>
    <style:style style:name="P5" style:family="paragraph" style:parent-style-name="Standard">
      <style:paragraph-properties style:writing-mode="lr-tb"/>
      <style:text-properties style:font-name="Liberation Mono" fo:font-size="16pt" officeooo:rsid="001890f9" officeooo:paragraph-rsid="001890f9" style:font-size-asian="16pt" style:font-size-complex="16pt"/>
    </style:style>
    <style:style style:name="P6" style:family="paragraph" style:parent-style-name="Table_20_Contents">
      <style:text-properties style:font-name="Liberation Mono" fo:font-size="16pt" officeooo:rsid="001890f9" officeooo:paragraph-rsid="001890f9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Mono" fo:font-size="16pt" officeooo:rsid="00185b8d" officeooo:paragraph-rsid="001890f9" style:font-size-asian="16pt" style:font-size-complex="16pt"/>
    </style:style>
    <style:style style:name="P8" style:family="paragraph" style:parent-style-name="Table_20_Contents">
      <style:text-properties style:font-name="Liberation Mono" fo:font-size="16pt" officeooo:rsid="00185b8d" officeooo:paragraph-rsid="001890f9" style:font-size-asian="16pt" style:font-size-complex="16pt"/>
    </style:style>
    <style:style style:name="P9" style:family="paragraph" style:parent-style-name="Standard">
      <style:paragraph-properties style:writing-mode="lr-tb"/>
      <style:text-properties style:font-name="Liberation Mono" fo:font-size="16pt" officeooo:rsid="00185b8d" officeooo:paragraph-rsid="00185b8d" style:font-size-asian="16pt" style:font-size-complex="16pt"/>
    </style:style>
    <style:style style:name="P10" style:family="paragraph" style:parent-style-name="Table_20_Contents">
      <style:text-properties style:font-name="Liberation Mono" fo:font-size="16pt" officeooo:rsid="00185b8d" officeooo:paragraph-rsid="00185b8d" style:font-size-asian="16pt" style:font-size-complex="16pt"/>
    </style:style>
    <style:style style:name="P11" style:family="paragraph" style:parent-style-name="Standard">
      <style:paragraph-properties style:writing-mode="lr-tb"/>
      <style:text-properties style:font-name="Liberation Mono" fo:font-size="16pt" officeooo:rsid="0019509f" officeooo:paragraph-rsid="0019509f" style:font-size-asian="16pt" style:font-size-complex="16pt"/>
    </style:style>
    <style:style style:name="P12" style:family="paragraph" style:parent-style-name="Standard">
      <style:paragraph-properties style:writing-mode="lr-tb"/>
      <style:text-properties style:font-name="Liberation Mono" fo:font-size="16pt" officeooo:rsid="0019509f" officeooo:paragraph-rsid="0019e6c1" style:font-size-asian="16pt" style:font-size-complex="16pt"/>
    </style:style>
    <style:style style:name="P13" style:family="paragraph" style:parent-style-name="Standard">
      <style:paragraph-properties style:writing-mode="lr-tb"/>
      <style:text-properties style:font-name="Liberation Mono" fo:font-size="16pt" officeooo:rsid="0019e6c1" officeooo:paragraph-rsid="001a13d8" style:font-size-asian="16pt" style:font-size-complex="16pt"/>
    </style:style>
    <style:style style:name="P14" style:family="paragraph" style:parent-style-name="Standard">
      <style:paragraph-properties style:writing-mode="lr-tb"/>
      <style:text-properties style:font-name="Liberation Mono" fo:font-size="16pt" officeooo:rsid="0019e6c1" officeooo:paragraph-rsid="0019e6c1" style:font-size-asian="16pt" style:font-size-complex="16pt"/>
    </style:style>
    <style:style style:name="P15" style:family="paragraph" style:parent-style-name="Standard">
      <style:paragraph-properties style:writing-mode="lr-tb"/>
      <style:text-properties style:font-name="Liberation Mono" fo:font-size="16pt" officeooo:rsid="001b5fd2" officeooo:paragraph-rsid="001b5fd2" style:font-size-asian="16pt" style:font-size-complex="16pt"/>
    </style:style>
    <style:style style:name="P16" style:family="paragraph" style:parent-style-name="Standard">
      <style:paragraph-properties style:writing-mode="lr-tb"/>
      <style:text-properties style:font-name="Liberation Mono" fo:font-size="16pt" officeooo:rsid="001b5fd2" officeooo:paragraph-rsid="001d8e1d" style:font-size-asian="16pt" style:font-size-complex="16pt"/>
    </style:style>
    <style:style style:name="P17" style:family="paragraph" style:parent-style-name="Standard">
      <style:paragraph-properties style:writing-mode="lr-tb"/>
      <style:text-properties style:font-name="Liberation Mono" fo:font-size="16pt" officeooo:rsid="001b5fd2" officeooo:paragraph-rsid="001f778a" style:font-size-asian="16pt" style:font-size-complex="16pt"/>
    </style:style>
    <style:style style:name="P18" style:family="paragraph" style:parent-style-name="Standard">
      <style:paragraph-properties style:writing-mode="lr-tb"/>
      <style:text-properties style:font-name="Liberation Mono" fo:font-size="16pt" officeooo:rsid="001b5fd2" officeooo:paragraph-rsid="0022e3ca" style:font-size-asian="16pt" style:font-size-complex="16pt"/>
    </style:style>
    <style:style style:name="P19" style:family="paragraph" style:parent-style-name="Standard">
      <style:paragraph-properties style:writing-mode="lr-tb"/>
      <style:text-properties style:font-name="Liberation Mono" fo:font-size="16pt" officeooo:rsid="001f778a" officeooo:paragraph-rsid="001f778a" style:font-size-asian="16pt" style:font-size-complex="16pt"/>
    </style:style>
    <style:style style:name="P20" style:family="paragraph" style:parent-style-name="Standard">
      <style:paragraph-properties style:writing-mode="lr-tb"/>
      <style:text-properties style:font-name="Liberation Mono" fo:font-size="16pt" officeooo:rsid="001a13d8" officeooo:paragraph-rsid="001a13d8" style:font-size-asian="16pt" style:font-size-complex="16pt"/>
    </style:style>
    <style:style style:name="P21" style:family="paragraph" style:parent-style-name="Standard">
      <style:paragraph-properties style:writing-mode="lr-tb"/>
      <style:text-properties style:font-name="Liberation Mono" fo:font-size="16pt" officeooo:rsid="0022e3ca" officeooo:paragraph-rsid="0022e3ca" style:font-size-asian="16pt" style:font-size-complex="16pt"/>
    </style:style>
    <style:style style:name="P22" style:family="paragraph" style:parent-style-name="Standard">
      <style:paragraph-properties style:writing-mode="lr-tb"/>
      <style:text-properties style:font-name="Liberation Mono" fo:font-size="16pt" officeooo:rsid="0024666a" officeooo:paragraph-rsid="0024666a" style:font-size-asian="16pt" style:font-size-complex="16pt"/>
    </style:style>
    <style:style style:name="P23" style:family="paragraph" style:parent-style-name="Standard">
      <style:paragraph-properties style:writing-mode="lr-tb"/>
      <style:text-properties style:font-name="Liberation Mono" fo:font-size="16pt" fo:font-weight="bold" officeooo:rsid="0022e3ca" officeooo:paragraph-rsid="0022e3ca" style:font-size-asian="16pt" style:font-weight-asian="bold" style:font-size-complex="16pt" style:font-weight-complex="bold"/>
    </style:style>
    <style:style style:name="P24" style:family="paragraph" style:parent-style-name="Standard">
      <style:paragraph-properties style:writing-mode="lr-tb"/>
      <style:text-properties style:font-name="Liberation Mono" fo:font-size="16pt" fo:font-weight="bold" officeooo:rsid="0019509f" officeooo:paragraph-rsid="0019509f" style:font-size-asian="16pt" style:font-weight-asian="bold" style:font-size-complex="16pt" style:font-weight-complex="bold"/>
    </style:style>
    <style:style style:name="P25" style:family="paragraph" style:parent-style-name="Standard">
      <style:paragraph-properties style:writing-mode="lr-tb"/>
      <style:text-properties style:font-name="Liberation Mono" fo:font-size="16pt" fo:font-weight="bold" officeooo:rsid="001f778a" officeooo:paragraph-rsid="001f778a" style:font-size-asian="16pt" style:font-weight-asian="bold" style:font-size-complex="16pt" style:font-weight-complex="bold"/>
    </style:style>
    <style:style style:name="P26" style:family="paragraph" style:parent-style-name="Standard">
      <style:paragraph-properties style:writing-mode="lr-tb"/>
      <style:text-properties style:font-name="Liberation Mono" fo:font-size="16pt" fo:font-weight="bold" officeooo:rsid="0024666a" officeooo:paragraph-rsid="0024666a" style:font-size-asian="16pt" style:font-weight-asian="bold" style:font-size-complex="16pt" style:font-weight-complex="bold"/>
    </style:style>
    <style:style style:name="P27" style:family="paragraph" style:parent-style-name="Standard">
      <style:paragraph-properties style:writing-mode="lr-tb"/>
      <style:text-properties style:font-name="Liberation Mono" fo:font-size="16pt" fo:font-weight="normal" officeooo:rsid="0024666a" officeooo:paragraph-rsid="0024666a" style:font-size-asian="16pt" style:font-weight-asian="normal" style:font-size-complex="16pt" style:font-weight-complex="normal"/>
    </style:style>
    <style:style style:name="T1" style:family="text">
      <style:text-properties fo:font-size="30pt"/>
    </style:style>
    <style:style style:name="T2" style:family="text">
      <style:text-properties fo:font-size="30pt" officeooo:rsid="001f3305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6ca6a"/>
    </style:style>
    <style:style style:name="T6" style:family="text">
      <style:text-properties officeooo:rsid="0019509f"/>
    </style:style>
    <style:style style:name="T7" style:family="text">
      <style:text-properties officeooo:rsid="0019e6c1"/>
    </style:style>
    <style:style style:name="T8" style:family="text">
      <style:text-properties officeooo:rsid="001a13d8"/>
    </style:style>
    <style:style style:name="T9" style:family="text">
      <style:text-properties officeooo:rsid="001bd3eb"/>
    </style:style>
    <style:style style:name="T10" style:family="text">
      <style:text-properties officeooo:rsid="001d8e1d"/>
    </style:style>
    <style:style style:name="T11" style:family="text">
      <style:text-properties officeooo:rsid="001f778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466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Assignment</text:span> <text:span text:style-name="T2">2</text:span><text:span text:style-name="T1">:</text:span> <text:span text:style-name="T2">Counting Vowel</text:span><text:span text:style-name="T1">s</text:span><text:bookmark text:name="page3R_mcid1"/><text:line-break/><text:span text:style-name="T3">ECED 3401—Systems Analysis</text:span><text:bookmark text:name="page3R_mcid2"/><text:line-break/><text:span text:style-name="T4">Department of Electrical and Computer Engineering</text:span><text:bookmark text:name="page3R_mcid3"/><text:span text:style-name="T4"><text:line-break/>Dalhousie University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AME:<text:tab/>SYED SHANTO</text:p>
      <text:p text:style-name="P4">ID:<text:tab/><text:tab/>B00779367</text:p>
      <text:p text:style-name="P4">DATE: <text:tab/><text:span text:style-name="T5">27</text:span>-SEPT-2022</text:p>
      <text:p text:style-name="P5"/>
      <text:p text:style-name="P5"><text:soft-page-break/>Constants</text:p>
      <table:table table:name="Table2" table:style-name="Table2">
        <table:table-column table:style-name="Table2.A"/>
        <table:table-column table:style-name="Table2.B"/>
        <table:table-row table:style-name="TableLine94865609310576">
          <table:table-cell table:style-name="Table2.A1" office:value-type="string">
            <text:p text:style-name="P8">Field Name</text:p>
          </table:table-cell>
          <table:table-cell table:style-name="Table2.B1" office:value-type="string">
            <text:p text:style-name="P6">Value</text:p>
          </table:table-cell>
        </table:table-row>
        <table:table-row table:style-name="TableLine94865609395184">
          <table:table-cell table:style-name="Table2.A2" office:value-type="string">
            <text:p text:style-name="P6">EXIT_NO_INPUT</text:p>
          </table:table-cell>
          <table:table-cell table:style-name="Table2.B2" office:value-type="string">
            <text:p text:style-name="P6">2</text:p>
          </table:table-cell>
        </table:table-row>
        <table:table-row table:style-name="TableLine94865609396912">
          <table:table-cell table:style-name="Table2.A2" office:value-type="string">
            <text:p text:style-name="P6">EXIT_INVALID_INPUT</text:p>
          </table:table-cell>
          <table:table-cell table:style-name="Table2.B2" office:value-type="string">
            <text:p text:style-name="P6">3</text:p>
          </table:table-cell>
        </table:table-row>
        <table:table-row table:style-name="TableLine94865609397536">
          <table:table-cell table:style-name="Table2.A2" office:value-type="string">
            <text:p text:style-name="P6">TOTAL_NUMBER_OF_VOWELS</text:p>
          </table:table-cell>
          <table:table-cell table:style-name="Table2.B2" office:value-type="string">
            <text:p text:style-name="P6">5</text:p>
          </table:table-cell>
        </table:table-row>
        <table:table-row table:style-name="TableLine94865609398320">
          <table:table-cell table:style-name="Table2.A2" office:value-type="string">
            <text:p text:style-name="P6">MAX_LINE_BUFFER</text:p>
          </table:table-cell>
          <table:table-cell table:style-name="Table2.B2" office:value-type="string">
            <text:p text:style-name="P6">512</text:p>
          </table:table-cell>
        </table:table-row>
      </table:table>
      <text:p text:style-name="P7"/>
      <text:p text:style-name="P9">Data Dictiona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65609400048">
          <table:table-cell table:style-name="Table1.A1" office:value-type="string">
            <text:p text:style-name="P10">Field Name</text:p>
          </table:table-cell>
          <table:table-cell table:style-name="Table1.B1" office:value-type="string">
            <text:p text:style-name="P10">Data Type</text:p>
          </table:table-cell>
          <table:table-cell table:style-name="Table1.C1" office:value-type="string">
            <text:p text:style-name="P10">Description</text:p>
          </table:table-cell>
        </table:table-row>
        <table:table-row table:style-name="TableLine94865609423904">
          <table:table-cell table:style-name="Table1.A2" office:value-type="string">
            <text:p text:style-name="P10">argc</text:p>
          </table:table-cell>
          <table:table-cell table:style-name="Table1.B2" office:value-type="string">
            <text:p text:style-name="P10">Integer</text:p>
          </table:table-cell>
          <table:table-cell table:style-name="Table1.C2" office:value-type="string">
            <text:p text:style-name="P10">Numbers of input files including itself</text:p>
          </table:table-cell>
        </table:table-row>
        <table:table-row table:style-name="TableLine94865609426224">
          <table:table-cell table:style-name="Table1.A2" office:value-type="string">
            <text:p text:style-name="P10">argv</text:p>
          </table:table-cell>
          <table:table-cell table:style-name="Table1.B2" office:value-type="string">
            <text:p text:style-name="P10">String <text:span text:style-name="T6">array</text:span></text:p>
          </table:table-cell>
          <table:table-cell table:style-name="Table1.C2" office:value-type="string">
            <text:p text:style-name="P10">Input string array</text:p>
          </table:table-cell>
        </table:table-row>
        <table:table-row table:style-name="TableLine94865609427056">
          <table:table-cell table:style-name="Table1.A2" office:value-type="string">
            <text:p text:style-name="P10">verification_result</text:p>
            <text:p text:style-name="P10"/>
          </table:table-cell>
          <table:table-cell table:style-name="Table1.B2" office:value-type="string">
            <text:p text:style-name="P10">Unsigned</text:p>
            <text:p text:style-name="P10">integer</text:p>
          </table:table-cell>
          <table:table-cell table:style-name="Table1.C2" office:value-type="string">
            <text:p text:style-name="P10">Determines number of invalid file</text:p>
          </table:table-cell>
        </table:table-row>
        <table:table-row table:style-name="TableLine94865609427920">
          <table:table-cell table:style-name="Table1.A2" office:value-type="string">
            <text:p text:style-name="P10">vowel_counting_file</text:p>
          </table:table-cell>
          <table:table-cell table:style-name="Table1.B2" office:value-type="string">
            <text:p text:style-name="P10">FILE pointer</text:p>
          </table:table-cell>
          <table:table-cell table:style-name="Table1.C2" office:value-type="string">
            <text:p text:style-name="P10">Pointer that points to the start of vowel_counting_file</text:p>
          </table:table-cell>
        </table:table-row>
        <table:table-row table:style-name="TableLine94865609428944">
          <table:table-cell table:style-name="Table1.A2" office:value-type="string">
            <text:p text:style-name="P6">line_buffer</text:p>
          </table:table-cell>
          <table:table-cell table:style-name="Table1.B2" office:value-type="string">
            <text:p text:style-name="P6">Character array</text:p>
          </table:table-cell>
          <table:table-cell table:style-name="Table1.C2" office:value-type="string">
            <text:p text:style-name="P6">A buffer to store line read from the vowel_counting_file</text:p>
          </table:table-cell>
        </table:table-row>
        <table:table-row table:style-name="TableLine94865609429840">
          <table:table-cell table:style-name="Table1.A2" office:value-type="string">
            <text:p text:style-name="P6">Vowel</text:p>
          </table:table-cell>
          <table:table-cell table:style-name="Table1.B2" office:value-type="string">
            <text:p text:style-name="P6"/>
            <text:p text:style-name="P6">structure</text:p>
          </table:table-cell>
          <table:table-cell table:style-name="Table1.C2" office:value-type="string">
            <text:p text:style-name="P6">A structure holding an array for vowel counting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<text:span text:style-name="T12">STRUCTURE VOWEL</text:span> </text:p>
      <text:p text:style-name="P21">Array of size TOTAL_NUMBER_OF_VOWELS vowels that has 2 type of data</text:p>
      <text:p text:style-name="P21">Data type 1: CHARACTER</text:p>
      <text:p text:style-name="P21">Data type 2: UNSIGNED INTEGER</text:p>
      <text:p text:style-name="P23">END STRUCTURE</text:p>
      <text:p text:style-name="P21"/>
      <text:p text:style-name="P23">FUNCTION verify_files_exist_and_readables (argc argv)</text:p>
      <text:p text:style-name="P21">verification_result ← 0</text:p>
      <text:p text:style-name="P18">FOR i ← 1 to (argc-1) DO</text:p>
      <text:p text:style-name="P21"><text:tab/>IF argv[i] does not exists THEN<text:line-break/><text:tab/><text:tab/>verification_result++</text:p>
      <text:p text:style-name="P21"><text:tab/><text:tab/>PRINT “%VARIABLE does not exist”,argv[i]</text:p>
      <text:p text:style-name="P21"><text:tab/>ELSE IF argv[i] is not readable THEN<text:line-break/><text:tab/><text:tab/>verification_result++</text:p>
      <text:p text:style-name="P21"><text:tab/><text:tab/>PRINT “%VARIABLE not readable”,argv[i]</text:p>
      <text:p text:style-name="P21"><text:tab/>END IF</text:p>
      <text:p text:style-name="P21">END FOR</text:p>
      <text:p text:style-name="P21">RETURN verification_resutls</text:p>
      <text:p text:style-name="P23">END FUNCTION</text:p>
      <text:p text:style-name="P21"/>
      <text:p text:style-name="P26">FUNCTION readline(vowel_counting_file)</text:p>
      <text:p text:style-name="P22">READ line of characters UNTIL line feed is found</text:p>
      <text:p text:style-name="P22">RETURN line</text:p>
      <text:p text:style-name="P26">END FUNCTION</text:p>
      <text:p text:style-name="P21"/>
      <text:p text:style-name="P26">FUNCTION new_vowel_arr()</text:p>
      <text:p text:style-name="P22">ALLOCATE memory for a vowel_array</text:p>
      <text:p text:style-name="P22">RETURN vowel_array</text:p>
      <text:p text:style-name="P26">END FUNCTION</text:p>
      <text:p text:style-name="P26"/>
      <text:p text:style-name="P26">FUNCTION if_vowel_then_count(vowel,char_to_check) </text:p>
      <text:p text:style-name="P27">IF char_to_check is a subset of vowel THEN</text:p>
      <text:p text:style-name="P27"><text:tab/>vowel[char_to_check]++</text:p>
      <text:p text:style-name="P27">END IF</text:p>
      <text:p text:style-name="P26">END FUNCTION</text:p>
      <text:p text:style-name="P21"/>
      <text:p text:style-name="P26"><text:soft-page-break/>FUNCTION sort(vowel)</text:p>
      <text:p text:style-name="P22">SORT vowel_array</text:p>
      <text:p text:style-name="P26">END FUNCTION</text:p>
      <text:p text:style-name="P21"/>
      <text:p text:style-name="P24"><text:span text:style-name="T11">MAIN MODULE</text:span> <text:span text:style-name="T7">(</text:span>argc, argv<text:span text:style-name="T7">)</text:span></text:p>
      <text:p text:style-name="P11">IF argc is equal to 1 THEN</text:p>
      <text:p text:style-name="P11"><text:tab/>P<text:span text:style-name="T7">RINT</text:span> "No arguments were passed.\nPlease pass path of files<text:tab/><text:tab/><text:tab/>containing strings to count the vowels.\n"</text:p>
      <text:p text:style-name="P12"><text:tab/><text:span text:style-name="T7">RETURN EXIT_NO_INPUT</text:span></text:p>
      <text:p text:style-name="P14">END IF</text:p>
      <text:p text:style-name="P12"/>
      <text:p text:style-name="P20">verification_results ← CALL verify_files_exist_and_readable </text:p>
      <text:p text:style-name="P20"><text:s/></text:p>
      <text:p text:style-name="P13">IF <text:span text:style-name="T8">verification_results not equal to 0 THEN</text:span></text:p>
      <text:p text:style-name="P20"><text:tab/>PRINT "You have entered %VARIABLE invalid argument(s)”, <text:tab/><text:tab/><text:tab/>verification_results</text:p>
      <text:p text:style-name="P13"><text:tab/><text:span text:style-name="T8">RETURN EXIT_INVAID_INPUT</text:span></text:p>
      <text:p text:style-name="P20">END IF</text:p>
      <text:p text:style-name="P13"/>
      <text:p text:style-name="P15">FOR i ← 1 to (argc-1) DO</text:p>
      <text:p text:style-name="P15"><text:tab/>vowel_counting_file ← OPEN file argv[i] </text:p>
      <text:p text:style-name="P15"><text:tab/>PRINT “#FILE NAME: %VARIABLE”, argv[i]</text:p>
      <text:p text:style-name="P15"><text:tab/>SET line_buffer character array size to <text:tab/><text:tab/><text:tab/><text:tab/><text:tab/><text:tab/><text:tab/><text:tab/>MAX_LINE_BUFFER_SIZE</text:p>
      <text:p text:style-name="P15"><text:tab/>WHILE line_buffer ← <text:span text:style-name="T13">CALL </text:span>readline(vowel_counting_file) DO</text:p>
      <text:p text:style-name="P15"><text:tab/><text:tab/>vowel ← CALL new_vowel_arr</text:p>
      <text:p text:style-name="P15"><text:tab/><text:tab/>FOR j ← 0 to line_buffer last index DO</text:p>
      <text:p text:style-name="P16"><text:tab/><text:tab/><text:tab/><text:span text:style-name="T11">CALL </text:span><text:span text:style-name="T9">if_vowel_then_count(vowel,line_buffer[j])</text:span></text:p>
      <text:p text:style-name="P16"><text:tab/><text:tab/><text:span text:style-name="T10">END </text:span><text:span text:style-name="T11">FOR</text:span></text:p>
      <text:p text:style-name="P16"><text:tab/><text:tab/><text:span text:style-name="T11">CALL sort(vowel)</text:span></text:p>
      <text:p text:style-name="P16"><text:tab/><text:tab/><text:span text:style-name="T11">PRINT “%VARIABLE”, line_buffer</text:span></text:p>
      <text:p text:style-name="P16"><text:tab/><text:tab/><text:span text:style-name="T11">FOR k ← 0 to TOTAL_NUMBER_OF_VOWELS-1 DO</text:span></text:p>
      <text:p text:style-name="P16"><text:tab/><text:tab/><text:tab/><text:span text:style-name="T11">PRINT “%VARIABLE:%VARIABLE”, vowel.char, <text:tab/><text:tab/><text:tab/><text:tab/><text:tab/><text:tab/>vowel.freq</text:span></text:p>
      <text:p text:style-name="P16"><text:tab/><text:tab/><text:span text:style-name="T11">FOR END</text:span></text:p>
      <text:p text:style-name="P16"><text:tab/><text:tab/><text:span text:style-name="T11">PRINT “%LF”</text:span></text:p>
      <text:p text:style-name="P16"><text:tab/><text:tab/><text:span text:style-name="T11">FREE vowel</text:span></text:p>
      <text:p text:style-name="P16"><text:soft-page-break/><text:tab/><text:span text:style-name="T11">END WHILE</text:span></text:p>
      <text:p text:style-name="P16"><text:tab/><text:span text:style-name="T11">CLOSE vowel_counting_file</text:span></text:p>
      <text:p text:style-name="P19">END FOR</text:p>
      <text:p text:style-name="P19">RETURN EXIT_SUCCESS</text:p>
      <text:p text:style-name="P17"/>
      <text:p text:style-name="P25">END MAIN MODULE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626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38:52.020603654</meta:creation-date>
    <dc:date>2022-09-28T09:54:44.901894211</dc:date>
    <meta:editing-duration>PT49M4S</meta:editing-duration>
    <meta:editing-cycles>13</meta:editing-cycles>
    <meta:generator>LibreOffice/7.3.3.2$Linux_X86_64 LibreOffice_project/30$Build-2</meta:generator>
    <meta:document-statistic meta:table-count="2" meta:image-count="0" meta:object-count="0" meta:page-count="5" meta:paragraph-count="102" meta:word-count="347" meta:character-count="2593" meta:non-whitespace-character-count="2276"/>
  </office:meta>
</office:document-meta>
</file>